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cm" fo:line-height="115%" fo:margin-top="0cm" style:writing-mode="lr-tb"/>
    </style:style>
    <style:style style:name="T1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text-indent="0cm" fo:line-height="115%" fo:margin-top="0cm" style:writing-mode="lr-tb"/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text-align="justify" fo:break-before="auto" fo:text-indent="0cm" fo:line-height="100%" fo:margin-top="0cm" fo:margin-bottom="0cm" style:writing-mode="lr-tb"/>
    </style:style>
    <style:style style:name="T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text-align="justify" fo:break-before="auto" fo:text-indent="-3.81cm" fo:line-height="100%" fo:margin-left="3.81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1" style:family="text">
      <style:text-properties style:font-name="Arial" fo:font-size="12pt" style:font-name-asian="Arial" style:font-size-asian="12pt" style:font-name-complex="Arial" style:font-size-complex="12pt"/>
    </style:style>
    <style:style style:name="T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text-align="justify" fo:break-before="auto" fo:text-indent="0cm" fo:line-height="100%" fo:margin-top="0cm" fo:margin-bottom="0.176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text-align="justify" fo:break-before="auto" fo:line-height="100%" fo:margin-top="0cm" style:writing-mode="lr-tb"/>
    </style:style>
    <style:style style:name="T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text-align="justify" fo:break-before="auto" fo:line-height="100%" fo:margin-top="0cm" style:writing-mode="lr-tb"/>
    </style:style>
    <style:style style:name="T1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text-align="justify" fo:break-before="auto" fo:line-height="100%" fo:margin-top="0cm" style:writing-mode="lr-tb"/>
    </style:style>
    <style:style style:name="T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text-align="justify" fo:break-before="auto" fo:line-height="100%" fo:margin-top="0cm" style:writing-mode="lr-tb"/>
    </style:style>
    <style:style style:name="T1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text-align="justify" fo:break-before="auto" fo:line-height="100%" fo:margin-top="0cm" style:writing-mode="lr-tb"/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break-before="auto" fo:text-indent="0cm" fo:line-height="100%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break-before="auto" fo:text-indent="0cm" fo:line-height="100%" style:writing-mode="lr-tb"/>
      <style:text-properties style:font-name="Arial" fo:font-size="12pt" style:font-name-asian="Arial" style:font-size-asian="12pt" style:font-name-complex="Arial" style:font-size-complex="12pt"/>
    </style:style>
    <style:style style:name="P17" style:family="paragraph" style:parent-style-name="Heading_20_6">
      <style:paragraph-properties fo:break-before="auto" fo:text-indent="0cm" fo:line-height="100%" style:writing-mode="lr-tb"/>
    </style:style>
    <style:style style:name="T17_1" style:family="text">
      <style:text-properties style:font-name="Arial" style:font-name-asian="Arial" style:font-name-complex="Arial" fo:font-weight="bold" style:font-weight-asian="bold" style:font-weight-complex="bold"/>
    </style:style>
    <style:style style:name="T17_2" style:family="text">
      <style:text-properties style:font-name="Arial" style:font-name-asian="Arial" style:font-name-complex="Arial" fo:font-weight="bold" style:font-weight-asian="bold" style:font-weight-complex="bold"/>
    </style:style>
    <style:style style:name="T17_3" style:family="text">
      <style:text-properties style:font-name="Arial" style:font-name-asian="Arial" style:font-name-complex="Arial" fo:font-weight="bold" style:font-weight-asian="bold" style:font-weight-complex="bold"/>
    </style:style>
    <style:style style:name="T17_4" style:family="text">
      <style:text-properties style:font-name="Arial" style:font-name-asian="Arial" style:font-name-complex="Arial" fo:font-weight="bold" style:font-weight-asian="bold" style:font-weight-complex="bold"/>
    </style:style>
    <style:style style:name="T17_5" style:family="text">
      <style:text-properties style:font-name="Arial" style:font-name-asian="Arial" style:font-name-complex="Arial" fo:font-weight="bold" style:font-weight-asian="bold" style:font-weight-complex="bold"/>
    </style:style>
    <style:style style:name="T17_6" style:family="text">
      <style:text-properties style:font-name="Arial" style:font-name-asian="Arial" style:font-name-complex="Arial" fo:font-weight="bold" style:font-weight-asian="bold" style:font-weight-complex="bold"/>
    </style:style>
    <style:style style:name="T17_7" style:family="text">
      <style:text-properties style:font-name="Arial" style:font-name-asian="Arial" style:font-name-complex="Arial" fo:font-weight="bold" style:font-weight-asian="bold" style:font-weight-complex="bold"/>
    </style:style>
    <style:style style:name="T17_8" style:family="text">
      <style:text-properties style:font-name="Arial" style:font-name-asian="Arial" style:font-name-complex="Arial" fo:font-weight="bold" style:font-weight-asian="bold" style:font-weight-complex="bold"/>
    </style:style>
    <style:style style:name="T17_9" style:family="text">
      <style:text-properties style:font-name="Arial" style:font-name-asian="Arial" style:font-name-complex="Arial"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text-indent="0cm" fo:line-height="100%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00%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00%" fo:margin-top="0cm" style:writing-mode="lr-tb"/>
    </style:style>
    <style:style style:name="T20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0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0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break-before="auto" fo:text-indent="0cm" fo:line-height="100%" fo:margin-top="0cm" style:writing-mode="lr-tb"/>
    </style:style>
    <style:style style:name="T2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2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2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2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2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2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2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break-before="auto" fo:text-indent="0cm" fo:line-height="100%" fo:margin-top="0cm" style:writing-mode="lr-tb"/>
    </style:style>
    <style:style style:name="T2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8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break-before="auto" fo:text-indent="0cm" fo:line-height="100%" fo:margin-top="0cm" style:writing-mode="lr-tb"/>
    </style:style>
    <style:style style:name="T2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9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9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9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9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break-before="auto" fo:text-indent="0cm" fo:line-height="100%" fo:margin-top="0cm" style:writing-mode="lr-tb"/>
    </style:style>
    <style:style style:name="T3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break-before="auto" fo:text-indent="0cm" fo:line-height="100%" fo:margin-top="0cm" style:writing-mode="lr-tb"/>
    </style:style>
    <style:style style:name="T36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6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36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7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break-before="auto" fo:text-indent="0cm" fo:line-height="100%" fo:margin-top="0cm" style:writing-mode="lr-tb"/>
    </style:style>
    <style:style style:name="T3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break-before="auto" fo:text-indent="0cm" fo:line-height="100%" fo:margin-top="0cm" style:writing-mode="lr-tb"/>
    </style:style>
    <style:style style:name="T40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1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2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3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break-before="auto" fo:text-indent="0cm" fo:line-height="100%" fo:margin-top="0cm" style:writing-mode="lr-tb"/>
    </style:style>
    <style:style style:name="T44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6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break-before="auto" fo:text-indent="0cm" fo:line-height="100%" fo:margin-top="0cm" style:writing-mode="lr-tb"/>
    </style:style>
    <style:style style:name="T47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7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7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7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7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7_6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7_7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break-before="auto" fo:text-indent="0cm" fo:line-height="100%" fo:margin-top="0cm" style:writing-mode="lr-tb"/>
    </style:style>
    <style:style style:name="T49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3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4" style:family="paragraph" style:parent-style-name="Standard">
      <style:paragraph-properties fo:break-before="auto" fo:text-indent="0cm" fo:line-height="100%" fo:margin-top="0cm" style:writing-mode="lr-tb"/>
    </style:style>
    <style:style style:name="T5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6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7" style:family="paragraph" style:parent-style-name="Standard">
      <style:paragraph-properties fo:break-before="auto" fo:text-indent="0cm" fo:line-height="100%" fo:margin-top="0cm" style:writing-mode="lr-tb"/>
    </style:style>
    <style:style style:name="T57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7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7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8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9" style:family="paragraph" style:parent-style-name="Standard">
      <style:paragraph-properties fo:break-before="auto" fo:text-indent="0cm" fo:line-height="100%" fo:margin-top="0cm" style:writing-mode="lr-tb"/>
    </style:style>
    <style:style style:name="T5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9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9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9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9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1" style:family="paragraph" style:parent-style-name="Standard">
      <style:paragraph-properties fo:break-before="auto" fo:text-indent="0cm" fo:line-height="100%" fo:margin-top="0cm" style:writing-mode="lr-tb"/>
    </style:style>
    <style:style style:name="T6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00%" fo:margin-top="0cm" style:writing-mode="lr-tb"/>
    </style:style>
    <style:style style:name="T6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4" style:family="paragraph" style:parent-style-name="Standard">
      <style:paragraph-properties fo:break-before="auto" fo:line-height="100%" fo:margin-top="0cm" style:writing-mode="lr-tb"/>
    </style:style>
    <style:style style:name="T6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5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6" style:family="paragraph" style:parent-style-name="Standard">
      <style:paragraph-properties fo:break-before="auto" fo:text-indent="0cm" fo:line-height="100%" fo:margin-top="0cm" style:writing-mode="lr-tb"/>
    </style:style>
    <style:style style:name="T6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68" style:family="paragraph" style:parent-style-name="Standard">
      <style:paragraph-properties fo:break-before="auto" fo:text-indent="0cm" fo:line-height="100%" fo:margin-top="0cm" style:writing-mode="lr-tb"/>
    </style:style>
    <style:style style:name="T6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00%" fo:margin-top="0cm" style:writing-mode="lr-tb"/>
    </style:style>
    <style:style style:name="T6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72" style:family="paragraph" style:parent-style-name="Standard">
      <style:paragraph-properties fo:break-before="auto" fo:text-indent="0cm" fo:line-height="100%" fo:margin-top="0cm" style:writing-mode="lr-tb"/>
    </style:style>
    <style:style style:name="T7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3" style:family="paragraph" style:parent-style-name="Standard">
      <style:paragraph-properties fo:break-before="auto" fo:line-height="100%" fo:margin-top="0cm" style:writing-mode="lr-tb"/>
    </style:style>
    <style:style style:name="T7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4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75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76" style:family="paragraph" style:parent-style-name="Standard">
      <style:paragraph-properties fo:break-before="auto" fo:text-indent="0cm" fo:line-height="100%" fo:margin-top="0cm" style:writing-mode="lr-tb"/>
    </style:style>
    <style:style style:name="T7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6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6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00%" fo:margin-top="0cm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78" style:family="paragraph" style:parent-style-name="Standard">
      <style:paragraph-properties fo:break-before="auto" fo:text-indent="0cm" fo:line-height="100%" fo:margin-top="0cm" style:writing-mode="lr-tb"/>
    </style:style>
    <style:style style:name="T7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0" style:family="paragraph" style:parent-style-name="Standard">
      <style:paragraph-properties fo:break-before="auto" fo:line-height="100%" fo:margin-top="0cm" style:writing-mode="lr-tb"/>
    </style:style>
    <style:style style:name="T8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1" style:family="paragraph" style:parent-style-name="Standard">
      <style:paragraph-properties fo:break-before="auto" fo:line-height="100%" fo:margin-top="0cm" style:writing-mode="lr-tb"/>
    </style:style>
    <style:style style:name="T8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2" style:family="paragraph" style:parent-style-name="Standard">
      <style:paragraph-properties fo:break-before="auto" fo:line-height="100%" fo:margin-top="0cm" style:writing-mode="lr-tb"/>
    </style:style>
    <style:style style:name="T8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3" style:family="paragraph" style:parent-style-name="Standard">
      <style:paragraph-properties fo:break-before="auto" fo:text-indent="0cm" fo:line-height="100%" fo:margin-top="0cm" fo:margin-bottom="0.176cm" style:writing-mode="lr-tb"/>
    </style:style>
    <style:style style:name="T8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00%" fo:margin-top="0cm" fo:margin-bottom="0cm" style:writing-mode="lr-tb"/>
    </style:style>
    <style:style style:name="T8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4_18" style:family="text">
      <style:text-properties fo:color="#000000" style:font-name="Arial" fo:font-size="12pt" style:font-name-asian="Arial" style:font-size-asian="12pt" style:font-name-complex="Arial" style:font-size-complex="12pt"/>
    </style:style>
  </office:automatic-styles>
  <office:body>
    <office:text>
      <text:p text:style-name="P1"><text:span text:style-name="T1_1">Business</text:span><text:span text:style-name="T1_2"><text:s/></text:span><text:span text:style-name="T1_3">Analyst</text:span></text:p>
      <text:p text:style-name="P2"/>
      <text:p text:style-name="P3"><text:span text:style-name="T3_1">To</text:span><text:span text:style-name="T3_2"><text:s/></text:span><text:span text:style-name="T3_3">be</text:span><text:span text:style-name="T3_4"><text:s/></text:span><text:span text:style-name="T3_5">effective</text:span><text:span text:style-name="T3_6"><text:s/></text:span><text:span text:style-name="T3_7">you</text:span><text:span text:style-name="T3_8"><text:s/></text:span><text:span text:style-name="T3_9">will</text:span><text:span text:style-name="T3_10"><text:s/></text:span><text:span text:style-name="T3_11">have</text:span><text:span text:style-name="T3_12"><text:s/></text:span><text:span text:style-name="T3_13">worked</text:span><text:span text:style-name="T3_14"><text:s/></text:span><text:span text:style-name="T3_15">within</text:span><text:span text:style-name="T3_16"><text:s/></text:span><text:span text:style-name="T3_17">structured</text:span><text:span text:style-name="T3_18"><text:s/></text:span><text:span text:style-name="T3_19">programme</text:span><text:span text:style-name="T3_20"><text:s/></text:span><text:span text:style-name="T3_21">and</text:span><text:span text:style-name="T3_22"><text:s/></text:span><text:span text:style-name="T3_23">project</text:span><text:span text:style-name="T3_24"><text:s/></text:span><text:span text:style-name="T3_25">environments</text:span><text:span text:style-name="T3_26">,<text:s/></text:span><text:span text:style-name="T3_27">analysed</text:span><text:span text:style-name="T3_28"><text:s/></text:span><text:span text:style-name="T3_29">a</text:span><text:span text:style-name="T3_30"><text:s/></text:span><text:span text:style-name="T3_31">range</text:span><text:span text:style-name="T3_32"><text:s/></text:span><text:span text:style-name="T3_33">of</text:span><text:span text:style-name="T3_34"><text:s/></text:span><text:span text:style-name="T3_35">digital</text:span><text:span text:style-name="T3_36"><text:s/>/<text:s/></text:span><text:span text:style-name="T3_37">web</text:span><text:span text:style-name="T3_38"><text:s/></text:span><text:span text:style-name="T3_39">services</text:span><text:span text:style-name="T3_40"><text:s/></text:span><text:span text:style-name="T3_41">and</text:span><text:span text:style-name="T3_42"><text:s/></text:span><text:span text:style-name="T3_43">solutions</text:span><text:span text:style-name="T3_44"><text:s/></text:span><text:span text:style-name="T3_45">ideally</text:span><text:span text:style-name="T3_46"><text:s/></text:span><text:span text:style-name="T3_47">where</text:span><text:span text:style-name="T3_48"><text:s/></text:span><text:span text:style-name="T3_49">open</text:span><text:span text:style-name="T3_50"><text:s/></text:span><text:span text:style-name="T3_51">source</text:span><text:span text:style-name="T3_52"><text:s/></text:span><text:span text:style-name="T3_53">and</text:span><text:span text:style-name="T3_54"><text:s/></text:span><text:span text:style-name="T3_55">cloud</text:span><text:span text:style-name="T3_56"><text:s/></text:span><text:span text:style-name="T3_57">technologies</text:span><text:span text:style-name="T3_58"><text:s/></text:span><text:span text:style-name="T3_59">have</text:span><text:span text:style-name="T3_60"><text:s/></text:span><text:span text:style-name="T3_61">applied</text:span><text:span text:style-name="T3_62"><text:s/></text:span><text:span text:style-name="T3_63">agile</text:span><text:span text:style-name="T3_64"><text:s/></text:span><text:span text:style-name="T3_65">development</text:span><text:span text:style-name="T3_66"><text:s/></text:span><text:span text:style-name="T3_67">methodologies</text:span><text:span text:style-name="T3_68">.<text:s/>  </text:span><text:span text:style-name="T3_69">You</text:span><text:span text:style-name="T3_70"><text:s/></text:span><text:span text:style-name="T3_71">will</text:span><text:span text:style-name="T3_72"><text:s/></text:span><text:span text:style-name="T3_73">also</text:span><text:span text:style-name="T3_74"><text:s/></text:span><text:span text:style-name="T3_75">have</text:span><text:span text:style-name="T3_76"><text:s/></text:span><text:span text:style-name="T3_77">supported</text:span><text:span text:style-name="T3_78"><text:s/></text:span><text:span text:style-name="T3_79">business</text:span><text:span text:style-name="T3_80"><text:s/></text:span><text:span text:style-name="T3_81">change</text:span><text:span text:style-name="T3_82">,<text:s/></text:span><text:span text:style-name="T3_83">rationalisation</text:span><text:span text:style-name="T3_84"><text:s/></text:span><text:span text:style-name="T3_85">and</text:span><text:span text:style-name="T3_86"><text:s/></text:span><text:span text:style-name="T3_87">transformation</text:span><text:span text:style-name="T3_88"><text:s/></text:span><text:span text:style-name="T3_89">programmes</text:span><text:span text:style-name="T3_90">.</text:span></text:p>
      <text:p text:style-name="P4"/>
      <text:p text:style-name="P5"><text:span text:style-name="T5_1">The</text:span><text:span text:style-name="T5_2"><text:s/></text:span><text:span text:style-name="T5_3">ability</text:span><text:span text:style-name="T5_4"><text:s/></text:span><text:span text:style-name="T5_5">to</text:span><text:span text:style-name="T5_6"><text:s/></text:span><text:span text:style-name="T5_7">work</text:span><text:span text:style-name="T5_8"><text:s/></text:span><text:span text:style-name="T5_9">independently</text:span><text:span text:style-name="T5_10">,<text:s/></text:span><text:span text:style-name="T5_11">proactively</text:span><text:span text:style-name="T5_12"><text:s/></text:span><text:span text:style-name="T5_13">and</text:span><text:span text:style-name="T5_14"><text:s/></text:span><text:span text:style-name="T5_15">with</text:span><text:span text:style-name="T5_16"><text:s/></text:span><text:span text:style-name="T5_17">versatility</text:span><text:span text:style-name="T5_18"><text:s/></text:span><text:span text:style-name="T5_19">in</text:span><text:span text:style-name="T5_20"><text:s/></text:span><text:span text:style-name="T5_21">responding</text:span><text:span text:style-name="T5_22"><text:s/></text:span><text:span text:style-name="T5_23">to</text:span><text:span text:style-name="T5_24"><text:s/></text:span><text:span text:style-name="T5_25">changing</text:span><text:span text:style-name="T5_26"><text:s/></text:span><text:span text:style-name="T5_27">circumstances</text:span><text:span text:style-name="T5_28"><text:s/></text:span><text:span text:style-name="T5_29">is</text:span><text:span text:style-name="T5_30"><text:s/></text:span><text:span text:style-name="T5_31">essential</text:span><text:span text:style-name="T5_32">.<text:s/></text:span><text:span text:style-name="T5_33">You</text:span><text:span text:style-name="T5_34"><text:s/></text:span><text:span text:style-name="T5_35">will</text:span><text:span text:style-name="T5_36"><text:s/></text:span><text:span text:style-name="T5_37">need</text:span><text:span text:style-name="T5_38"><text:s/></text:span><text:span text:style-name="T5_39">an</text:span><text:span text:style-name="T5_40"><text:s/></text:span><text:span text:style-name="T5_41">eye</text:span><text:span text:style-name="T5_42"><text:s/></text:span><text:span text:style-name="T5_43">for</text:span><text:span text:style-name="T5_44"><text:s/></text:span><text:span text:style-name="T5_45">detail</text:span><text:span text:style-name="T5_46">,<text:s/></text:span><text:span text:style-name="T5_47">excellent</text:span><text:span text:style-name="T5_48"><text:s/></text:span><text:span text:style-name="T5_49">communication</text:span><text:span text:style-name="T5_50"><text:s/></text:span><text:span text:style-name="T5_51">skills</text:span><text:span text:style-name="T5_52"><text:s/></text:span><text:span text:style-name="T5_53">and</text:span><text:span text:style-name="T5_54"><text:s/></text:span><text:span text:style-name="T5_55">be</text:span><text:span text:style-name="T5_56"><text:s/></text:span><text:span text:style-name="T5_57">able</text:span><text:span text:style-name="T5_58"><text:s/></text:span><text:span text:style-name="T5_59">to</text:span><text:span text:style-name="T5_60"><text:s/></text:span><text:span text:style-name="T5_61">interrogate</text:span><text:span text:style-name="T5_62"><text:s/></text:span><text:span text:style-name="T5_63">reported</text:span><text:span text:style-name="T5_64"><text:s/></text:span><text:span text:style-name="T5_65">information</text:span><text:span text:style-name="T5_66"><text:s/></text:span><text:span text:style-name="T5_67">and</text:span><text:span text:style-name="T5_68"><text:s/></text:span><text:span text:style-name="T5_69">challenge</text:span><text:span text:style-name="T5_70"><text:s/></text:span><text:span text:style-name="T5_71">sources</text:span><text:span text:style-name="T5_72"><text:s/></text:span><text:span text:style-name="T5_73">where</text:span><text:span text:style-name="T5_74"><text:s/></text:span><text:span text:style-name="T5_75">inconsistencies</text:span><text:span text:style-name="T5_76"><text:s/></text:span><text:span text:style-name="T5_77">are</text:span><text:span text:style-name="T5_78"><text:s/></text:span><text:span text:style-name="T5_79">found</text:span><text:span text:style-name="T5_80">.</text:span></text:p>
      <text:p text:style-name="P6"/>
      <text:p text:style-name="P7"><text:span text:style-name="T7_1">The</text:span><text:span text:style-name="T7_2"><text:s/></text:span><text:span text:style-name="T7_3">main</text:span><text:span text:style-name="T7_4"><text:s/></text:span><text:span text:style-name="T7_5">responsibilities</text:span><text:span text:style-name="T7_6"><text:s/></text:span><text:span text:style-name="T7_7">of</text:span><text:span text:style-name="T7_8"><text:s/></text:span><text:span text:style-name="T7_9">the</text:span><text:span text:style-name="T7_10"><text:s/></text:span><text:span text:style-name="T7_11">post</text:span><text:span text:style-name="T7_12"><text:s/></text:span><text:span text:style-name="T7_13">are</text:span><text:span text:style-name="T7_14"><text:s/></text:span><text:span text:style-name="T7_15">to</text:span><text:span text:style-name="T7_16"><text:s/></text:span><text:span text:style-name="T7_17">support</text:span><text:span text:style-name="T7_18"><text:s/></text:span><text:span text:style-name="T7_19">the</text:span><text:span text:style-name="T7_20"><text:s/></text:span><text:span text:style-name="T7_21">department</text:span><text:span text:style-name="T7_22"><text:s/></text:span><text:span text:style-name="T7_23">by</text:span><text:span text:style-name="T7_24"><text:s/></text:span><text:span text:style-name="T7_25">analysing</text:span><text:span text:style-name="T7_26"><text:s/></text:span><text:span text:style-name="T7_27">propositions</text:span><text:span text:style-name="T7_28"><text:s/></text:span><text:span text:style-name="T7_29">and</text:span><text:span text:style-name="T7_30"><text:s/></text:span><text:span text:style-name="T7_31">assessing</text:span><text:span text:style-name="T7_32"><text:s/></text:span><text:span text:style-name="T7_33">the</text:span><text:span text:style-name="T7_34"><text:s/></text:span><text:span text:style-name="T7_35">following</text:span><text:span text:style-name="T7_36">:</text:span></text:p>
      <text:p text:style-name="P8"/>
      <text:list text:style-name="LS1" xml:id="list0">
        <text:list-item>
          <text:p text:style-name="P9"><text:span text:style-name="T9_1">What</text:span><text:span text:style-name="T9_2"><text:s/></text:span><text:span text:style-name="T9_3">the</text:span><text:span text:style-name="T9_4"><text:s/></text:span><text:span text:style-name="T9_5">proposed</text:span><text:span text:style-name="T9_6"><text:s/></text:span><text:span text:style-name="T9_7">approach</text:span><text:span text:style-name="T9_8"><text:s/></text:span><text:span text:style-name="T9_9">is</text:span><text:span text:style-name="T9_10"><text:s/>–<text:s/></text:span><text:span text:style-name="T9_11">Work</text:span><text:span text:style-name="T9_12"><text:s/></text:span><text:span text:style-name="T9_13">closely</text:span><text:span text:style-name="T9_14"><text:s/></text:span><text:span text:style-name="T9_15">with</text:span><text:span text:style-name="T9_16"><text:s/></text:span><text:span text:style-name="T9_17">the</text:span><text:span text:style-name="T9_18"><text:s/></text:span><text:span text:style-name="T9_19">nominated</text:span><text:span text:style-name="T9_20"><text:s/></text:span><text:span text:style-name="T9_21">product</text:span><text:span text:style-name="T9_22"><text:s/></text:span><text:span text:style-name="T9_23">manager</text:span><text:span text:style-name="T9_24"><text:s/></text:span><text:span text:style-name="T9_25">to</text:span><text:span text:style-name="T9_26"><text:s/></text:span><text:span text:style-name="T9_27">define</text:span><text:span text:style-name="T9_28"><text:s/></text:span><text:span text:style-name="T9_29">a</text:span><text:span text:style-name="T9_30"><text:s/></text:span><text:span text:style-name="T9_31">product</text:span><text:span text:style-name="T9_32"><text:s/></text:span><text:span text:style-name="T9_33">approach</text:span><text:span text:style-name="T9_34"><text:s/></text:span><text:span text:style-name="T9_35">to</text:span><text:span text:style-name="T9_36"><text:s/></text:span><text:span text:style-name="T9_37">meet</text:span><text:span text:style-name="T9_38"><text:s/></text:span><text:span text:style-name="T9_39">the</text:span><text:span text:style-name="T9_40"><text:s/></text:span><text:span text:style-name="T9_41">specified</text:span><text:span text:style-name="T9_42"><text:s/></text:span><text:span text:style-name="T9_43">user</text:span><text:span text:style-name="T9_44"><text:s/></text:span><text:span text:style-name="T9_45">need</text:span><text:span text:style-name="T9_46">.</text:span></text:p>
        </text:list-item>
        <text:list-item>
          <text:p text:style-name="P10"><text:span text:style-name="T10_1">Resource</text:span><text:span text:style-name="T10_2"><text:s/></text:span><text:span text:style-name="T10_3">capability</text:span><text:span text:style-name="T10_4"><text:s/>–<text:s/></text:span><text:span text:style-name="T10_5">Define</text:span><text:span text:style-name="T10_6"><text:s/></text:span><text:span text:style-name="T10_7">skill</text:span><text:span text:style-name="T10_8"><text:s/></text:span><text:span text:style-name="T10_9">requirements</text:span><text:span text:style-name="T10_10"><text:s/></text:span><text:span text:style-name="T10_11">and</text:span><text:span text:style-name="T10_12"><text:s/></text:span><text:span text:style-name="T10_13">map</text:span><text:span text:style-name="T10_14"><text:s/></text:span><text:span text:style-name="T10_15">internal</text:span><text:span text:style-name="T10_16">,<text:s/></text:span><text:span text:style-name="T10_17">departmental</text:span><text:span text:style-name="T10_18"><text:s/></text:span><text:span text:style-name="T10_19">and</text:span><text:span text:style-name="T10_20"><text:s/></text:span><text:span text:style-name="T10_21">external</text:span><text:span text:style-name="T10_22"><text:s/>(</text:span><text:span text:style-name="T10_23">partners</text:span><text:span text:style-name="T10_24">/</text:span><text:span text:style-name="T10_25">specialist</text:span><text:span text:style-name="T10_26"><text:s/></text:span><text:span text:style-name="T10_27">contractors</text:span><text:span text:style-name="T10_28">)<text:s/></text:span><text:span text:style-name="T10_29">resource</text:span><text:span text:style-name="T10_30">.</text:span></text:p>
        </text:list-item>
        <text:list-item>
          <text:p text:style-name="P11"><text:span text:style-name="T11_1">Financial</text:span><text:span text:style-name="T11_2"><text:s/></text:span><text:span text:style-name="T11_3">viability</text:span><text:span text:style-name="T11_4"><text:s/>–<text:s/></text:span><text:span text:style-name="T11_5">Work</text:span><text:span text:style-name="T11_6"><text:s/></text:span><text:span text:style-name="T11_7">with</text:span><text:span text:style-name="T11_8"><text:s/></text:span><text:span text:style-name="T11_9">the</text:span><text:span text:style-name="T11_10"><text:s/></text:span><text:span text:style-name="T11_11">owning</text:span><text:span text:style-name="T11_12"><text:s/></text:span><text:span text:style-name="T11_13">department</text:span><text:span text:style-name="T11_14"><text:s/></text:span><text:span text:style-name="T11_15">to</text:span><text:span text:style-name="T11_16"><text:s/></text:span><text:span text:style-name="T11_17">ensure</text:span><text:span text:style-name="T11_18"><text:s/></text:span><text:span text:style-name="T11_19">they</text:span><text:span text:style-name="T11_20"><text:s/></text:span><text:span text:style-name="T11_21">have</text:span><text:span text:style-name="T11_22"><text:s/></text:span><text:span text:style-name="T11_23">the</text:span><text:span text:style-name="T11_24"><text:s/></text:span><text:span text:style-name="T11_25">budget</text:span><text:span text:style-name="T11_26"><text:s/></text:span><text:span text:style-name="T11_27">to</text:span><text:span text:style-name="T11_28"><text:s/></text:span><text:span text:style-name="T11_29">cover</text:span><text:span text:style-name="T11_30"><text:s/></text:span><text:span text:style-name="T11_31">the</text:span><text:span text:style-name="T11_32"><text:s/></text:span><text:span text:style-name="T11_33">proposed</text:span><text:span text:style-name="T11_34"><text:s/></text:span><text:span text:style-name="T11_35">approach</text:span><text:span text:style-name="T11_36"><text:s/></text:span><text:span text:style-name="T11_37">and</text:span><text:span text:style-name="T11_38"><text:s/></text:span><text:span text:style-name="T11_39">resource</text:span><text:span text:style-name="T11_40"><text:s/></text:span><text:span text:style-name="T11_41">requirements</text:span><text:span text:style-name="T11_42"><text:s/></text:span><text:span text:style-name="T11_43">during</text:span><text:span text:style-name="T11_44"><text:s/></text:span><text:span text:style-name="T11_45">delivery</text:span><text:span text:style-name="T11_46"><text:s/></text:span><text:span text:style-name="T11_47">and</text:span><text:span text:style-name="T11_48"><text:s/></text:span><text:span text:style-name="T11_49">analyse</text:span><text:span text:style-name="T11_50"><text:s/></text:span><text:span text:style-name="T11_51">what</text:span><text:span text:style-name="T11_52"><text:s/></text:span><text:span text:style-name="T11_53">provision</text:span><text:span text:style-name="T11_54"><text:s/></text:span><text:span text:style-name="T11_55">they</text:span><text:span text:style-name="T11_56"><text:s/></text:span><text:span text:style-name="T11_57">have</text:span><text:span text:style-name="T11_58"><text:s/></text:span><text:span text:style-name="T11_59">for</text:span><text:span text:style-name="T11_60"><text:s/></text:span><text:span text:style-name="T11_61">on</text:span><text:span text:style-name="T11_62"><text:s/></text:span><text:span text:style-name="T11_63">going</text:span><text:span text:style-name="T11_64"><text:s/></text:span><text:span text:style-name="T11_65">running</text:span><text:span text:style-name="T11_66"><text:s/></text:span><text:span text:style-name="T11_67">costs</text:span><text:span text:style-name="T11_68">?</text:span></text:p>
        </text:list-item>
        <text:list-item>
          <text:p text:style-name="P12"><text:span text:style-name="T12_1">Risk</text:span><text:span text:style-name="T12_2"><text:s/> -<text:s/></text:span><text:span text:style-name="T12_3">Analyse</text:span><text:span text:style-name="T12_4"><text:s/></text:span><text:span text:style-name="T12_5">and</text:span><text:span text:style-name="T12_6"><text:s/></text:span><text:span text:style-name="T12_7">map</text:span><text:span text:style-name="T12_8"><text:s/></text:span><text:span text:style-name="T12_9">the</text:span><text:span text:style-name="T12_10"><text:s/></text:span><text:span text:style-name="T12_11">risks</text:span><text:span text:style-name="T12_12"><text:s/></text:span><text:span text:style-name="T12_13">of</text:span><text:span text:style-name="T12_14"><text:s/></text:span><text:span text:style-name="T12_15">this</text:span><text:span text:style-name="T12_16"><text:s/></text:span><text:span text:style-name="T12_17">product</text:span><text:span text:style-name="T12_18"><text:s/></text:span><text:span text:style-name="T12_19">approach</text:span><text:span text:style-name="T12_20"><text:s/></text:span><text:span text:style-name="T12_21">and</text:span><text:span text:style-name="T12_22"><text:s/></text:span><text:span text:style-name="T12_23">propose</text:span><text:span text:style-name="T12_24"><text:s/></text:span><text:span text:style-name="T12_25">mitigation</text:span><text:span text:style-name="T12_26"><text:s/></text:span><text:span text:style-name="T12_27">solutions</text:span></text:p>
        </text:list-item>
      </text:list>
      <text:list text:style-name="LS2" xml:id="list4">
        <text:list-item>
          <text:p text:style-name="P13"><text:span text:style-name="T13_1">Benefit</text:span><text:span text:style-name="T13_2"><text:s/>-<text:s/></text:span><text:span text:style-name="T13_3">Define</text:span><text:span text:style-name="T13_4"><text:s/></text:span><text:span text:style-name="T13_5">how</text:span><text:span text:style-name="T13_6"><text:s/></text:span><text:span text:style-name="T13_7">the</text:span><text:span text:style-name="T13_8"><text:s/></text:span><text:span text:style-name="T13_9">predicted</text:span><text:span text:style-name="T13_10"><text:s/></text:span><text:span text:style-name="T13_11">user</text:span><text:span text:style-name="T13_12"><text:s/></text:span><text:span text:style-name="T13_13">and</text:span><text:span text:style-name="T13_14"><text:s/></text:span><text:span text:style-name="T13_15">financial</text:span><text:span text:style-name="T13_16"><text:s/></text:span><text:span text:style-name="T13_17">benefit</text:span><text:span text:style-name="T13_18"><text:s/></text:span><text:span text:style-name="T13_19">can</text:span><text:span text:style-name="T13_20"><text:s/></text:span><text:span text:style-name="T13_21">be</text:span><text:span text:style-name="T13_22"><text:s/></text:span><text:span text:style-name="T13_23">realised</text:span><text:span text:style-name="T13_24">,<text:s/></text:span><text:span text:style-name="T13_25">and</text:span><text:span text:style-name="T13_26"><text:s/></text:span><text:span text:style-name="T13_27">how</text:span><text:span text:style-name="T13_28"><text:s/></text:span><text:span text:style-name="T13_29">channel</text:span><text:span text:style-name="T13_30"><text:s/></text:span><text:span text:style-name="T13_31">shift</text:span><text:span text:style-name="T13_32"><text:s/></text:span><text:span text:style-name="T13_33">will</text:span><text:span text:style-name="T13_34"><text:s/></text:span><text:span text:style-name="T13_35">be</text:span><text:span text:style-name="T13_36"><text:s/></text:span><text:span text:style-name="T13_37">measured</text:span><text:span text:style-name="T13_38">.</text:span></text:p>
        </text:list-item>
        <text:list-item>
          <text:p text:style-name="P14"><text:span text:style-name="T14_1">Make</text:span><text:span text:style-name="T14_2"><text:s/></text:span><text:span text:style-name="T14_3">a</text:span><text:span text:style-name="T14_4"><text:s/></text:span><text:span text:style-name="T14_5">recommendation</text:span><text:span text:style-name="T14_6"><text:s/></text:span><text:span text:style-name="T14_7">for</text:span><text:span text:style-name="T14_8"><text:s/></text:span><text:span text:style-name="T14_9">action</text:span><text:span text:style-name="T14_10"><text:s/></text:span><text:span text:style-name="T14_11">against</text:span><text:span text:style-name="T14_12"><text:s/></text:span><text:span text:style-name="T14_13">the</text:span><text:span text:style-name="T14_14"><text:s/></text:span><text:span text:style-name="T14_15">analysis</text:span><text:span text:style-name="T14_16"><text:s/></text:span><text:span text:style-name="T14_17">done</text:span><text:span text:style-name="T14_18">.</text:span></text:p>
        </text:list-item>
      </text:list>
      <text:p text:style-name="P15"/>
      <text:p text:style-name="P16"/>
      <text:h text:style-name="P17" text:outline-level="10"><text:span text:style-name="T17_1">PERSON</text:span><text:span text:style-name="T17_2"><text:s/></text:span><text:span text:style-name="T17_3">SPECIFICATION</text:span><text:span text:style-name="T17_4"><text:s/>-<text:s/></text:span><text:span text:style-name="T17_5">COMPETENCES</text:span><text:span text:style-name="T17_6">/</text:span><text:span text:style-name="T17_7">SKILLS</text:span><text:span text:style-name="T17_8"><text:s/></text:span><text:span text:style-name="T17_9">REQUIRED</text:span></text:h>
      <text:p text:style-name="P18"/>
      <text:p text:style-name="P19"/>
      <text:p text:style-name="P20"><text:span text:style-name="T20_1">SETTING</text:span><text:span text:style-name="T20_2"><text:s/></text:span><text:span text:style-name="T20_3">DIRECTION</text:span></text:p>
      <text:p text:style-name="P21"/>
      <text:p text:style-name="P22"><text:span text:style-name="T22_1">Seeing</text:span><text:span text:style-name="T22_2"><text:s/></text:span><text:span text:style-name="T22_3">the</text:span><text:span text:style-name="T22_4"><text:s/></text:span><text:span text:style-name="T22_5">Big</text:span><text:span text:style-name="T22_6"><text:s/></text:span><text:span text:style-name="T22_7">Picture</text:span></text:p>
      <text:p text:style-name="P23"/>
      <text:p text:style-name="P24"><text:span text:style-name="T24_1">Essential</text:span></text:p>
      <text:list text:style-name="LS3" xml:id="list6">
        <text:list-item>
          <text:p text:style-name="P25"><text:span text:style-name="T25_1">Be</text:span><text:span text:style-name="T25_2"><text:s/></text:span><text:span text:style-name="T25_3">alert</text:span><text:span text:style-name="T25_4"><text:s/></text:span><text:span text:style-name="T25_5">to</text:span><text:span text:style-name="T25_6"><text:s/></text:span><text:span text:style-name="T25_7">emerging</text:span><text:span text:style-name="T25_8"><text:s/></text:span><text:span text:style-name="T25_9">issues</text:span><text:span text:style-name="T25_10"><text:s/></text:span><text:span text:style-name="T25_11">and</text:span><text:span text:style-name="T25_12"><text:s/></text:span><text:span text:style-name="T25_13">trends</text:span><text:span text:style-name="T25_14"><text:s/></text:span><text:span text:style-name="T25_15">which</text:span><text:span text:style-name="T25_16"><text:s/></text:span><text:span text:style-name="T25_17">might</text:span><text:span text:style-name="T25_18"><text:s/></text:span><text:span text:style-name="T25_19">impact</text:span><text:span text:style-name="T25_20"><text:s/></text:span><text:span text:style-name="T25_21">or</text:span><text:span text:style-name="T25_22"><text:s/></text:span><text:span text:style-name="T25_23">benefit</text:span><text:span text:style-name="T25_24"><text:s/></text:span><text:span text:style-name="T25_25">own</text:span><text:span text:style-name="T25_26"><text:s/></text:span><text:span text:style-name="T25_27">and</text:span><text:span text:style-name="T25_28"><text:s/></text:span><text:span text:style-name="T25_29">team</text:span><text:span text:style-name="T25_30">’</text:span><text:span text:style-name="T25_31">s</text:span><text:span text:style-name="T25_32"><text:s/></text:span><text:span text:style-name="T25_33">work</text:span></text:p>
        </text:list-item>
        <text:list-item>
          <text:p text:style-name="P26"><text:span text:style-name="T26_1">Develop</text:span><text:span text:style-name="T26_2"><text:s/></text:span><text:span text:style-name="T26_3">an</text:span><text:span text:style-name="T26_4"><text:s/></text:span><text:span text:style-name="T26_5">understanding</text:span><text:span text:style-name="T26_6"><text:s/></text:span><text:span text:style-name="T26_7">of</text:span><text:span text:style-name="T26_8"><text:s/></text:span><text:span text:style-name="T26_9">own</text:span><text:span text:style-name="T26_10"><text:s/></text:span><text:span text:style-name="T26_11">area</text:span><text:span text:style-name="T26_12">’</text:span><text:span text:style-name="T26_13">s</text:span><text:span text:style-name="T26_14"><text:s/></text:span><text:span text:style-name="T26_15">strategy</text:span><text:span text:style-name="T26_16"><text:s/></text:span><text:span text:style-name="T26_17">and</text:span><text:span text:style-name="T26_18"><text:s/></text:span><text:span text:style-name="T26_19">how</text:span><text:span text:style-name="T26_20"><text:s/></text:span><text:span text:style-name="T26_21">this</text:span><text:span text:style-name="T26_22"><text:s/></text:span><text:span text:style-name="T26_23">contributes</text:span><text:span text:style-name="T26_24"><text:s/></text:span><text:span text:style-name="T26_25">to</text:span><text:span text:style-name="T26_26"><text:s/></text:span><text:span text:style-name="T26_27">Departmental</text:span><text:span text:style-name="T26_28"><text:s/></text:span><text:span text:style-name="T26_29">priorities</text:span></text:p>
        </text:list-item>
        <text:list-item>
          <text:p text:style-name="P27"><text:span text:style-name="T27_1">Seek</text:span><text:span text:style-name="T27_2"><text:s/></text:span><text:span text:style-name="T27_3">to</text:span><text:span text:style-name="T27_4"><text:s/></text:span><text:span text:style-name="T27_5">understand</text:span><text:span text:style-name="T27_6"><text:s/></text:span><text:span text:style-name="T27_7">how</text:span><text:span text:style-name="T27_8"><text:s/></text:span><text:span text:style-name="T27_9">the</text:span><text:span text:style-name="T27_10"><text:s/></text:span><text:span text:style-name="T27_11">services</text:span><text:span text:style-name="T27_12">,<text:s/></text:span><text:span text:style-name="T27_13">activities</text:span><text:span text:style-name="T27_14"><text:s/></text:span><text:span text:style-name="T27_15">and</text:span><text:span text:style-name="T27_16"><text:s/></text:span><text:span text:style-name="T27_17">strategies</text:span><text:span text:style-name="T27_18"><text:s/></text:span><text:span text:style-name="T27_19">in</text:span><text:span text:style-name="T27_20"><text:s/></text:span><text:span text:style-name="T27_21">the</text:span><text:span text:style-name="T27_22"><text:s/></text:span><text:span text:style-name="T27_23">area</text:span><text:span text:style-name="T27_24"><text:s/></text:span><text:span text:style-name="T27_25">work</text:span><text:span text:style-name="T27_26"><text:s/></text:span><text:span text:style-name="T27_27">together</text:span><text:span text:style-name="T27_28"><text:s/></text:span><text:span text:style-name="T27_29">to</text:span><text:span text:style-name="T27_30"><text:s/></text:span><text:span text:style-name="T27_31">create</text:span><text:span text:style-name="T27_32"><text:s/></text:span><text:span text:style-name="T27_33">value</text:span><text:span text:style-name="T27_34"><text:s/></text:span><text:span text:style-name="T27_35">for</text:span><text:span text:style-name="T27_36"><text:s/></text:span><text:span text:style-name="T27_37">the</text:span><text:span text:style-name="T27_38"><text:s/></text:span><text:span text:style-name="T27_39">customer</text:span><text:span text:style-name="T27_40">/</text:span><text:span text:style-name="T27_41">end</text:span><text:span text:style-name="T27_42"><text:s/></text:span><text:span text:style-name="T27_43">user</text:span></text:p>
        </text:list-item>
      </text:list>
      <text:p text:style-name="P28"/>
      <text:p text:style-name="P29"><text:span text:style-name="T29_1">Changing</text:span><text:span text:style-name="T29_2"><text:s/></text:span><text:span text:style-name="T29_3">and</text:span><text:span text:style-name="T29_4"><text:s/></text:span><text:span text:style-name="T29_5">Improving</text:span></text:p>
      <text:p text:style-name="P30"/>
      <text:p text:style-name="P31"><text:span text:style-name="T31_1">Essential</text:span></text:p>
      <text:list text:style-name="LS4" xml:id="list9">
        <text:list-item>
          <text:p text:style-name="P32"><text:span text:style-name="T32_1">Find</text:span><text:span text:style-name="T32_2"><text:s/></text:span><text:span text:style-name="T32_3">ways</text:span><text:span text:style-name="T32_4"><text:s/></text:span><text:span text:style-name="T32_5">to</text:span><text:span text:style-name="T32_6"><text:s/></text:span><text:span text:style-name="T32_7">improve</text:span><text:span text:style-name="T32_8"><text:s/></text:span><text:span text:style-name="T32_9">systems</text:span><text:span text:style-name="T32_10"><text:s/></text:span><text:span text:style-name="T32_11">and</text:span><text:span text:style-name="T32_12"><text:s/></text:span><text:span text:style-name="T32_13">structures</text:span><text:span text:style-name="T32_14"><text:s/></text:span><text:span text:style-name="T32_15">to</text:span><text:span text:style-name="T32_16"><text:s/></text:span><text:span text:style-name="T32_17">deliver</text:span><text:span text:style-name="T32_18"><text:s/></text:span><text:span text:style-name="T32_19">with</text:span><text:span text:style-name="T32_20"><text:s/></text:span><text:span text:style-name="T32_21">more</text:span><text:span text:style-name="T32_22"><text:s/></text:span><text:span text:style-name="T32_23">streamlined</text:span><text:span text:style-name="T32_24"><text:s/></text:span><text:span text:style-name="T32_25">resources</text:span></text:p>
        </text:list-item>
        <text:list-item>
          <text:p text:style-name="P33"><text:span text:style-name="T33_1">Be</text:span><text:span text:style-name="T33_2"><text:s/></text:span><text:span text:style-name="T33_3">willing</text:span><text:span text:style-name="T33_4"><text:s/></text:span><text:span text:style-name="T33_5">to</text:span><text:span text:style-name="T33_6"><text:s/></text:span><text:span text:style-name="T33_7">meet</text:span><text:span text:style-name="T33_8"><text:s/></text:span><text:span text:style-name="T33_9">the</text:span><text:span text:style-name="T33_10"><text:s/></text:span><text:span text:style-name="T33_11">challenges</text:span><text:span text:style-name="T33_12"><text:s/></text:span><text:span text:style-name="T33_13">of</text:span><text:span text:style-name="T33_14"><text:s/></text:span><text:span text:style-name="T33_15">difficult</text:span><text:span text:style-name="T33_16"><text:s/></text:span><text:span text:style-name="T33_17">or</text:span><text:span text:style-name="T33_18"><text:s/></text:span><text:span text:style-name="T33_19">complex</text:span><text:span text:style-name="T33_20"><text:s/></text:span><text:span text:style-name="T33_21">changes</text:span><text:span text:style-name="T33_22">,<text:s/></text:span><text:span text:style-name="T33_23">encouraging</text:span><text:span text:style-name="T33_24"><text:s/></text:span><text:span text:style-name="T33_25">and</text:span><text:span text:style-name="T33_26"><text:s/></text:span><text:span text:style-name="T33_27">supporting</text:span><text:span text:style-name="T33_28"><text:s/></text:span><text:span text:style-name="T33_29">others</text:span><text:span text:style-name="T33_30"><text:s/></text:span><text:span text:style-name="T33_31">to</text:span><text:span text:style-name="T33_32"><text:s/></text:span><text:span text:style-name="T33_33">do</text:span><text:span text:style-name="T33_34"><text:s/></text:span><text:span text:style-name="T33_35">the</text:span><text:span text:style-name="T33_36"><text:s/></text:span><text:span text:style-name="T33_37">same</text:span></text:p>
        </text:list-item>
        <text:list-item>
          <text:p text:style-name="P34"><text:span text:style-name="T34_1">Prepare</text:span><text:span text:style-name="T34_2"><text:s/></text:span><text:span text:style-name="T34_3">for</text:span><text:span text:style-name="T34_4"><text:s/></text:span><text:span text:style-name="T34_5">and</text:span><text:span text:style-name="T34_6"><text:s/></text:span><text:span text:style-name="T34_7">respond</text:span><text:span text:style-name="T34_8"><text:s/></text:span><text:span text:style-name="T34_9">appropriately</text:span><text:span text:style-name="T34_10"><text:s/></text:span><text:span text:style-name="T34_11">to</text:span><text:span text:style-name="T34_12"><text:s/></text:span><text:span text:style-name="T34_13">the</text:span><text:span text:style-name="T34_14"><text:s/></text:span><text:span text:style-name="T34_15">range</text:span><text:span text:style-name="T34_16"><text:s/></text:span><text:span text:style-name="T34_17">of</text:span><text:span text:style-name="T34_18"><text:s/></text:span><text:span text:style-name="T34_19">possible</text:span><text:span text:style-name="T34_20"><text:s/></text:span><text:span text:style-name="T34_21">effects</text:span><text:span text:style-name="T34_22"><text:s/></text:span><text:span text:style-name="T34_23">that</text:span><text:span text:style-name="T34_24"><text:s/></text:span><text:span text:style-name="T34_25">change</text:span><text:span text:style-name="T34_26"><text:s/></text:span><text:span text:style-name="T34_27">may</text:span><text:span text:style-name="T34_28"><text:s/></text:span><text:span text:style-name="T34_29">have</text:span><text:span text:style-name="T34_30"><text:s/></text:span><text:span text:style-name="T34_31">on</text:span><text:span text:style-name="T34_32"><text:s/></text:span><text:span text:style-name="T34_33">own</text:span><text:span text:style-name="T34_34"><text:s/></text:span><text:span text:style-name="T34_35">role</text:span><text:span text:style-name="T34_36">/</text:span><text:span text:style-name="T34_37">team</text:span></text:p>
        </text:list-item>
      </text:list>
      <text:p text:style-name="P35"/>
      <text:p text:style-name="P36"><text:span text:style-name="T36_1">DELIVERING</text:span><text:span text:style-name="T36_2"><text:s/></text:span><text:span text:style-name="T36_3">RESULTS</text:span></text:p>
      <text:p text:style-name="P37"/>
      <text:p text:style-name="P38"><text:span text:style-name="T38_1">Achieving</text:span><text:span text:style-name="T38_2"><text:s/></text:span><text:span text:style-name="T38_3">Commercial</text:span><text:span text:style-name="T38_4"><text:s/></text:span><text:span text:style-name="T38_5">Outcomes</text:span></text:p>
      <text:p text:style-name="P39"/>
      <text:p text:style-name="P40"><text:span text:style-name="T40_1">Essential</text:span></text:p>
      <text:list text:style-name="LS5" xml:id="list12">
        <text:list-item>
          <text:p text:style-name="P41"><text:span text:style-name="T41_1">Gather</text:span><text:span text:style-name="T41_2"><text:s/></text:span><text:span text:style-name="T41_3">and</text:span><text:span text:style-name="T41_4"><text:s/></text:span><text:span text:style-name="T41_5">use</text:span><text:span text:style-name="T41_6"><text:s/></text:span><text:span text:style-name="T41_7">evidence</text:span><text:span text:style-name="T41_8"><text:s/></text:span><text:span text:style-name="T41_9">to</text:span><text:span text:style-name="T41_10"><text:s/></text:span><text:span text:style-name="T41_11">assess</text:span><text:span text:style-name="T41_12"><text:s/></text:span><text:span text:style-name="T41_13">the</text:span><text:span text:style-name="T41_14"><text:s/></text:span><text:span text:style-name="T41_15">costs</text:span><text:span text:style-name="T41_16">,<text:s/></text:span><text:span text:style-name="T41_17">benefits</text:span><text:span text:style-name="T41_18"><text:s/></text:span><text:span text:style-name="T41_19">and</text:span><text:span text:style-name="T41_20"><text:s/></text:span><text:span text:style-name="T41_21">risks</text:span><text:span text:style-name="T41_22"><text:s/></text:span><text:span text:style-name="T41_23">of</text:span><text:span text:style-name="T41_24"><text:s/></text:span><text:span text:style-name="T41_25">a</text:span><text:span text:style-name="T41_26"><text:s/></text:span><text:span text:style-name="T41_27">wide</text:span><text:span text:style-name="T41_28"><text:s/></text:span><text:span text:style-name="T41_29">range</text:span><text:span text:style-name="T41_30"><text:s/></text:span><text:span text:style-name="T41_31">of</text:span><text:span text:style-name="T41_32"><text:s/></text:span><text:span text:style-name="T41_33">delivery</text:span><text:span text:style-name="T41_34"><text:s/></text:span><text:span text:style-name="T41_35">options</text:span><text:span text:style-name="T41_36"><text:s/></text:span><text:span text:style-name="T41_37">when</text:span><text:span text:style-name="T41_38"><text:s/></text:span><text:span text:style-name="T41_39">making</text:span><text:span text:style-name="T41_40"><text:s/></text:span><text:span text:style-name="T41_41">commercial</text:span><text:span text:style-name="T41_42"><text:s/></text:span><text:span text:style-name="T41_43">decisions</text:span></text:p>
        </text:list-item>
        <text:list-item>
          <text:p text:style-name="P42"><text:span text:style-name="T42_1">Identify</text:span><text:span text:style-name="T42_2"><text:s/></text:span><text:span text:style-name="T42_3">and</text:span><text:span text:style-name="T42_4"><text:s/></text:span><text:span text:style-name="T42_5">understand</text:span><text:span text:style-name="T42_6"><text:s/></text:span><text:span text:style-name="T42_7">relevant</text:span><text:span text:style-name="T42_8"><text:s/></text:span><text:span text:style-name="T42_9">legal</text:span><text:span text:style-name="T42_10"><text:s/></text:span><text:span text:style-name="T42_11">and</text:span><text:span text:style-name="T42_12"><text:s/></text:span><text:span text:style-name="T42_13">commercial</text:span><text:span text:style-name="T42_14"><text:s/></text:span><text:span text:style-name="T42_15">terms</text:span><text:span text:style-name="T42_16">,<text:s/></text:span><text:span text:style-name="T42_17">concepts</text:span><text:span text:style-name="T42_18">,<text:s/></text:span><text:span text:style-name="T42_19">policies</text:span><text:span text:style-name="T42_20"><text:s/></text:span><text:span text:style-name="T42_21">and</text:span><text:span text:style-name="T42_22"><text:s/></text:span><text:span text:style-name="T42_23">processes</text:span><text:span text:style-name="T42_24"><text:s/>(</text:span><text:span text:style-name="T42_25">including</text:span><text:span text:style-name="T42_26"><text:s/></text:span><text:span text:style-name="T42_27">project</text:span><text:span text:style-name="T42_28"><text:s/></text:span><text:span text:style-name="T42_29">approvals</text:span><text:span text:style-name="T42_30"><text:s/></text:span><text:span text:style-name="T42_31">and</text:span><text:span text:style-name="T42_32"><text:s/></text:span><text:span text:style-name="T42_33">assurance</text:span><text:span text:style-name="T42_34"><text:s/></text:span><text:span text:style-name="T42_35">procedures</text:span><text:span text:style-name="T42_36">)<text:s/></text:span><text:span text:style-name="T42_37">to</text:span><text:span text:style-name="T42_38"><text:s/></text:span><text:span text:style-name="T42_39">deliver</text:span><text:span text:style-name="T42_40"><text:s/></text:span><text:span text:style-name="T42_41">agreed</text:span><text:span text:style-name="T42_42"><text:s/></text:span><text:span text:style-name="T42_43">outcomes</text:span></text:p>
        </text:list-item>
      </text:list>
      <text:p text:style-name="P43"/>
      <text:p text:style-name="P44"><text:span text:style-name="T44_1">Desirable</text:span></text:p>
      <text:list text:style-name="LS5" xml:id="list14">
        <text:list-item>
          <text:p text:style-name="P45"><text:span text:style-name="T45_1">Work</text:span><text:span text:style-name="T45_2"><text:s/></text:span><text:span text:style-name="T45_3">with</text:span><text:span text:style-name="T45_4"><text:s/></text:span><text:span text:style-name="T45_5">commercial</text:span><text:span text:style-name="T45_6"><text:s/></text:span><text:span text:style-name="T45_7">experts</text:span><text:span text:style-name="T45_8"><text:s/></text:span><text:span text:style-name="T45_9">in</text:span><text:span text:style-name="T45_10"><text:s/></text:span><text:span text:style-name="T45_11">engaging</text:span><text:span text:style-name="T45_12"><text:s/></text:span><text:span text:style-name="T45_13">effectively</text:span><text:span text:style-name="T45_14"><text:s/></text:span><text:span text:style-name="T45_15">and</text:span><text:span text:style-name="T45_16"><text:s/></text:span><text:span text:style-name="T45_17">intelligently</text:span><text:span text:style-name="T45_18"><text:s/></text:span><text:span text:style-name="T45_19">with</text:span><text:span text:style-name="T45_20"><text:s/></text:span><text:span text:style-name="T45_21">delivery</text:span><text:span text:style-name="T45_22"><text:s/></text:span><text:span text:style-name="T45_23">partners</text:span><text:span text:style-name="T45_24"><text:s/></text:span><text:span text:style-name="T45_25">in</text:span><text:span text:style-name="T45_26"><text:s/></text:span><text:span text:style-name="T45_27">order</text:span><text:span text:style-name="T45_28"><text:s/></text:span><text:span text:style-name="T45_29">to</text:span><text:span text:style-name="T45_30"><text:s/></text:span><text:span text:style-name="T45_31">define</text:span><text:span text:style-name="T45_32"><text:s/></text:span><text:span text:style-name="T45_33">and</text:span><text:span text:style-name="T45_34">/</text:span><text:span text:style-name="T45_35">or</text:span><text:span text:style-name="T45_36"><text:s/></text:span><text:span text:style-name="T45_37">improve</text:span><text:span text:style-name="T45_38"><text:s/></text:span><text:span text:style-name="T45_39">service</text:span><text:span text:style-name="T45_40"><text:s/></text:span><text:span text:style-name="T45_41">delivery</text:span></text:p>
        </text:list-item>
      </text:list>
      <text:p text:style-name="P46"/>
      <text:p text:style-name="P47"><text:span text:style-name="T47_1">Delivering</text:span><text:span text:style-name="T47_2"><text:s/></text:span><text:span text:style-name="T47_3">Value</text:span><text:span text:style-name="T47_4"><text:s/></text:span><text:span text:style-name="T47_5">for</text:span><text:span text:style-name="T47_6"><text:s/></text:span><text:span text:style-name="T47_7">Money</text:span></text:p>
      <text:p text:style-name="P48"/>
      <text:p text:style-name="P49"><text:span text:style-name="T49_1">Essential</text:span></text:p>
      <text:list text:style-name="LS6" xml:id="list15">
        <text:list-item>
          <text:p text:style-name="P50"><text:span text:style-name="T50_1">Cultivate</text:span><text:span text:style-name="T50_2"><text:s/></text:span><text:span text:style-name="T50_3">and</text:span><text:span text:style-name="T50_4"><text:s/></text:span><text:span text:style-name="T50_5">encourage</text:span><text:span text:style-name="T50_6"><text:s/></text:span><text:span text:style-name="T50_7">an</text:span><text:span text:style-name="T50_8"><text:s/></text:span><text:span text:style-name="T50_9">awareness</text:span><text:span text:style-name="T50_10"><text:s/></text:span><text:span text:style-name="T50_11">of</text:span><text:span text:style-name="T50_12"><text:s/></text:span><text:span text:style-name="T50_13">cost</text:span><text:span text:style-name="T50_14">,<text:s/></text:span><text:span text:style-name="T50_15">using</text:span><text:span text:style-name="T50_16"><text:s/></text:span><text:span text:style-name="T50_17">clear</text:span><text:span text:style-name="T50_18"><text:s/></text:span><text:span text:style-name="T50_19">simple</text:span><text:span text:style-name="T50_20"><text:s/></text:span><text:span text:style-name="T50_21">examples</text:span><text:span text:style-name="T50_22"><text:s/></text:span><text:span text:style-name="T50_23">of</text:span><text:span text:style-name="T50_24"><text:s/></text:span><text:span text:style-name="T50_25">benefits</text:span><text:span text:style-name="T50_26"><text:s/></text:span><text:span text:style-name="T50_27">and</text:span><text:span text:style-name="T50_28"><text:s/></text:span><text:span text:style-name="T50_29">how</text:span><text:span text:style-name="T50_30"><text:s/></text:span><text:span text:style-name="T50_31">to</text:span><text:span text:style-name="T50_32"><text:s/></text:span><text:span text:style-name="T50_33">measure</text:span><text:span text:style-name="T50_34"><text:s/></text:span><text:span text:style-name="T50_35">outcomes</text:span></text:p>
        </text:list-item>
        <text:list-item>
          <text:p text:style-name="P51"><text:span text:style-name="T51_1">Follow</text:span><text:span text:style-name="T51_2"><text:s/></text:span><text:span text:style-name="T51_3">appropriate</text:span><text:span text:style-name="T51_4"><text:s/></text:span><text:span text:style-name="T51_5">financial</text:span><text:span text:style-name="T51_6"><text:s/></text:span><text:span text:style-name="T51_7">procedures</text:span><text:span text:style-name="T51_8"><text:s/></text:span><text:span text:style-name="T51_9">to</text:span><text:span text:style-name="T51_10"><text:s/></text:span><text:span text:style-name="T51_11">monitor</text:span><text:span text:style-name="T51_12"><text:s/></text:span><text:span text:style-name="T51_13">contracts</text:span><text:span text:style-name="T51_14"><text:s/></text:span><text:span text:style-name="T51_15">to</text:span><text:span text:style-name="T51_16"><text:s/></text:span><text:span text:style-name="T51_17">ensure</text:span><text:span text:style-name="T51_18"><text:s/></text:span><text:span text:style-name="T51_19">deliverables</text:span><text:span text:style-name="T51_20"><text:s/></text:span><text:span text:style-name="T51_21">are</text:span><text:span text:style-name="T51_22"><text:s/></text:span><text:span text:style-name="T51_23">achieved</text:span></text:p>
        </text:list-item>
        <text:list-item>
          <text:p text:style-name="P52"><text:span text:style-name="T52_1">Work</text:span><text:span text:style-name="T52_2"><text:s/></text:span><text:span text:style-name="T52_3">confidently</text:span><text:span text:style-name="T52_4"><text:s/></text:span><text:span text:style-name="T52_5">with</text:span><text:span text:style-name="T52_6"><text:s/></text:span><text:span text:style-name="T52_7">performance</text:span><text:span text:style-name="T52_8"><text:s/></text:span><text:span text:style-name="T52_9">management</text:span><text:span text:style-name="T52_10"><text:s/></text:span><text:span text:style-name="T52_11">and</text:span><text:span text:style-name="T52_12"><text:s/></text:span><text:span text:style-name="T52_13">financial</text:span><text:span text:style-name="T52_14"><text:s/></text:span><text:span text:style-name="T52_15">data</text:span><text:span text:style-name="T52_16"><text:s/></text:span><text:span text:style-name="T52_17">to</text:span><text:span text:style-name="T52_18"><text:s/></text:span><text:span text:style-name="T52_19">prepare</text:span><text:span text:style-name="T52_20"><text:s/></text:span><text:span text:style-name="T52_21">forecasts</text:span><text:span text:style-name="T52_22"><text:s/></text:span><text:span text:style-name="T52_23">and</text:span><text:span text:style-name="T52_24"><text:s/></text:span><text:span text:style-name="T52_25">manage</text:span><text:span text:style-name="T52_26"><text:s/></text:span><text:span text:style-name="T52_27">and</text:span><text:span text:style-name="T52_28"><text:s/></text:span><text:span text:style-name="T52_29">monitor</text:span><text:span text:style-name="T52_30"><text:s/></text:span><text:span text:style-name="T52_31">budget</text:span><text:span text:style-name="T52_32"><text:s/></text:span><text:span text:style-name="T52_33">against</text:span><text:span text:style-name="T52_34"><text:s/></text:span><text:span text:style-name="T52_35">agreed</text:span><text:span text:style-name="T52_36"><text:s/></text:span><text:span text:style-name="T52_37">plans</text:span></text:p>
        </text:list-item>
      </text:list>
      <text:p text:style-name="P53"/>
      <text:p text:style-name="P54"><text:span text:style-name="T54_1">Desirable</text:span></text:p>
      <text:list text:style-name="LS6" xml:id="list18">
        <text:list-item>
          <text:p text:style-name="P55"><text:span text:style-name="T55_1">Recommend</text:span><text:span text:style-name="T55_2"><text:s/></text:span><text:span text:style-name="T55_3">actions</text:span><text:span text:style-name="T55_4"><text:s/></text:span><text:span text:style-name="T55_5">to</text:span><text:span text:style-name="T55_6"><text:s/></text:span><text:span text:style-name="T55_7">achieve</text:span><text:span text:style-name="T55_8"><text:s/></text:span><text:span text:style-name="T55_9">value</text:span><text:span text:style-name="T55_10"><text:s/></text:span><text:span text:style-name="T55_11">for</text:span><text:span text:style-name="T55_12"><text:s/></text:span><text:span text:style-name="T55_13">money</text:span><text:span text:style-name="T55_14"><text:s/></text:span><text:span text:style-name="T55_15">and</text:span><text:span text:style-name="T55_16"><text:s/></text:span><text:span text:style-name="T55_17">efficiency</text:span></text:p>
        </text:list-item>
      </text:list>
      <text:p text:style-name="P56"/>
      <text:p text:style-name="P57"><text:span text:style-name="T57_1">ENGAGING</text:span><text:span text:style-name="T57_2"><text:s/></text:span><text:span text:style-name="T57_3">PEOPLE</text:span></text:p>
      <text:p text:style-name="P58"/>
      <text:p text:style-name="P59"><text:span text:style-name="T59_1">Collaborating</text:span><text:span text:style-name="T59_2"><text:s/></text:span><text:span text:style-name="T59_3">and</text:span><text:span text:style-name="T59_4"><text:s/></text:span><text:span text:style-name="T59_5">Partnering</text:span></text:p>
      <text:p text:style-name="P60"/>
      <text:p text:style-name="P61"><text:span text:style-name="T61_1">Essential</text:span></text:p>
      <text:list text:style-name="LS7" xml:id="list19">
        <text:list-item>
          <text:p text:style-name="P62"><text:span text:style-name="T62_1">Establish</text:span><text:span text:style-name="T62_2"><text:s/></text:span><text:span text:style-name="T62_3">relationships</text:span><text:span text:style-name="T62_4"><text:s/></text:span><text:span text:style-name="T62_5">with</text:span><text:span text:style-name="T62_6"><text:s/></text:span><text:span text:style-name="T62_7">a</text:span><text:span text:style-name="T62_8"><text:s/></text:span><text:span text:style-name="T62_9">range</text:span><text:span text:style-name="T62_10"><text:s/></text:span><text:span text:style-name="T62_11">of</text:span><text:span text:style-name="T62_12"><text:s/></text:span><text:span text:style-name="T62_13">stakeholders</text:span><text:span text:style-name="T62_14"><text:s/></text:span><text:span text:style-name="T62_15">to</text:span><text:span text:style-name="T62_16"><text:s/></text:span><text:span text:style-name="T62_17">support</text:span><text:span text:style-name="T62_18"><text:s/></text:span><text:span text:style-name="T62_19">delivery</text:span><text:span text:style-name="T62_20"><text:s/></text:span><text:span text:style-name="T62_21">of</text:span><text:span text:style-name="T62_22"><text:s/></text:span><text:span text:style-name="T62_23">business</text:span><text:span text:style-name="T62_24"><text:s/></text:span><text:span text:style-name="T62_25">outcomes</text:span></text:p>
        </text:list-item>
        <text:list-item>
          <text:p text:style-name="P63"><text:span text:style-name="T63_1">Readily</text:span><text:span text:style-name="T63_2"><text:s/></text:span><text:span text:style-name="T63_3">share</text:span><text:span text:style-name="T63_4"><text:s/></text:span><text:span text:style-name="T63_5">resources</text:span><text:span text:style-name="T63_6"><text:s/></text:span><text:span text:style-name="T63_7">to</text:span><text:span text:style-name="T63_8"><text:s/></text:span><text:span text:style-name="T63_9">support</text:span><text:span text:style-name="T63_10"><text:s/></text:span><text:span text:style-name="T63_11">higher</text:span><text:span text:style-name="T63_12"><text:s/></text:span><text:span text:style-name="T63_13">priority</text:span><text:span text:style-name="T63_14"><text:s/></text:span><text:span text:style-name="T63_15">work</text:span><text:span text:style-name="T63_16">,<text:s/></text:span><text:span text:style-name="T63_17">showing</text:span><text:span text:style-name="T63_18"><text:s/></text:span><text:span text:style-name="T63_19">pragmatism</text:span><text:span text:style-name="T63_20"><text:s/></text:span><text:span text:style-name="T63_21">and</text:span><text:span text:style-name="T63_22"><text:s/></text:span><text:span text:style-name="T63_23">support</text:span><text:span text:style-name="T63_24"><text:s/></text:span><text:span text:style-name="T63_25">for</text:span><text:span text:style-name="T63_26"><text:s/></text:span><text:span text:style-name="T63_27">the</text:span><text:span text:style-name="T63_28"><text:s/></text:span><text:span text:style-name="T63_29">shared</text:span><text:span text:style-name="T63_30"><text:s/></text:span><text:span text:style-name="T63_31">goals</text:span><text:span text:style-name="T63_32"><text:s/></text:span><text:span text:style-name="T63_33">of</text:span><text:span text:style-name="T63_34"><text:s/></text:span><text:span text:style-name="T63_35">the</text:span><text:span text:style-name="T63_36"><text:s/></text:span><text:span text:style-name="T63_37">organisation</text:span></text:p>
        </text:list-item>
        <text:list-item>
          <text:p text:style-name="P64"><text:span text:style-name="T64_1">Encourage</text:span><text:span text:style-name="T64_2"><text:s/></text:span><text:span text:style-name="T64_3">collaborative</text:span><text:span text:style-name="T64_4"><text:s/></text:span><text:span text:style-name="T64_5">team</text:span><text:span text:style-name="T64_6"><text:s/></text:span><text:span text:style-name="T64_7">working</text:span><text:span text:style-name="T64_8"><text:s/></text:span><text:span text:style-name="T64_9">within</text:span><text:span text:style-name="T64_10"><text:s/></text:span><text:span text:style-name="T64_11">own</text:span><text:span text:style-name="T64_12"><text:s/></text:span><text:span text:style-name="T64_13">team</text:span><text:span text:style-name="T64_14"><text:s/></text:span><text:span text:style-name="T64_15">and</text:span><text:span text:style-name="T64_16"><text:s/></text:span><text:span text:style-name="T64_17">across</text:span><text:span text:style-name="T64_18"><text:s/></text:span><text:span text:style-name="T64_19">the</text:span><text:span text:style-name="T64_20"><text:s/></text:span><text:span text:style-name="T64_21">Department</text:span></text:p>
        </text:list-item>
      </text:list>
      <text:p text:style-name="P65"/>
      <text:p text:style-name="P66"><text:span text:style-name="T66_1">Building</text:span><text:span text:style-name="T66_2"><text:s/></text:span><text:span text:style-name="T66_3">Capability</text:span><text:span text:style-name="T66_4"><text:s/></text:span><text:span text:style-name="T66_5">for</text:span><text:span text:style-name="T66_6"><text:s/></text:span><text:span text:style-name="T66_7">All</text:span></text:p>
      <text:p text:style-name="P67"/>
      <text:p text:style-name="P68"><text:span text:style-name="T68_1">Essential</text:span></text:p>
      <text:list text:style-name="LS8" xml:id="list22">
        <text:list-item>
          <text:p text:style-name="P69"><text:span text:style-name="T69_1">Identify</text:span><text:span text:style-name="T69_2"><text:s/></text:span><text:span text:style-name="T69_3">and</text:span><text:span text:style-name="T69_4"><text:s/></text:span><text:span text:style-name="T69_5">address</text:span><text:span text:style-name="T69_6"><text:s/></text:span><text:span text:style-name="T69_7">team</text:span><text:span text:style-name="T69_8"><text:s/></text:span><text:span text:style-name="T69_9">or</text:span><text:span text:style-name="T69_10"><text:s/></text:span><text:span text:style-name="T69_11">individual</text:span><text:span text:style-name="T69_12"><text:s/></text:span><text:span text:style-name="T69_13">capability</text:span><text:span text:style-name="T69_14"><text:s/></text:span><text:span text:style-name="T69_15">requirements</text:span><text:span text:style-name="T69_16"><text:s/></text:span><text:span text:style-name="T69_17">and</text:span><text:span text:style-name="T69_18"><text:s/></text:span><text:span text:style-name="T69_19">gaps</text:span><text:span text:style-name="T69_20"><text:s/></text:span><text:span text:style-name="T69_21">to</text:span><text:span text:style-name="T69_22"><text:s/></text:span><text:span text:style-name="T69_23">deliver</text:span><text:span text:style-name="T69_24"><text:s/></text:span><text:span text:style-name="T69_25">current</text:span><text:span text:style-name="T69_26"><text:s/></text:span><text:span text:style-name="T69_27">and</text:span><text:span text:style-name="T69_28"><text:s/></text:span><text:span text:style-name="T69_29">future</text:span><text:span text:style-name="T69_30"><text:s/></text:span><text:span text:style-name="T69_31">work</text:span></text:p>
        </text:list-item>
        <text:list-item>
          <text:p text:style-name="P70"><text:span text:style-name="T70_1">Continually</text:span><text:span text:style-name="T70_2"><text:s/></text:span><text:span text:style-name="T70_3">seek</text:span><text:span text:style-name="T70_4"><text:s/></text:span><text:span text:style-name="T70_5">and</text:span><text:span text:style-name="T70_6"><text:s/></text:span><text:span text:style-name="T70_7">act</text:span><text:span text:style-name="T70_8"><text:s/></text:span><text:span text:style-name="T70_9">on</text:span><text:span text:style-name="T70_10"><text:s/></text:span><text:span text:style-name="T70_11">feedback</text:span><text:span text:style-name="T70_12"><text:s/></text:span><text:span text:style-name="T70_13">to</text:span><text:span text:style-name="T70_14"><text:s/></text:span><text:span text:style-name="T70_15">evaluate</text:span><text:span text:style-name="T70_16"><text:s/></text:span><text:span text:style-name="T70_17">and</text:span><text:span text:style-name="T70_18"><text:s/></text:span><text:span text:style-name="T70_19">improve</text:span><text:span text:style-name="T70_20"><text:s/></text:span><text:span text:style-name="T70_21">their</text:span><text:span text:style-name="T70_22"><text:s/></text:span><text:span text:style-name="T70_23">own</text:span><text:span text:style-name="T70_24"><text:s/></text:span><text:span text:style-name="T70_25">and</text:span><text:span text:style-name="T70_26"><text:s/></text:span><text:span text:style-name="T70_27">team</text:span><text:span text:style-name="T70_28">’</text:span><text:span text:style-name="T70_29">s</text:span><text:span text:style-name="T70_30"><text:s/></text:span><text:span text:style-name="T70_31">performance</text:span></text:p>
        </text:list-item>
      </text:list>
      <text:p text:style-name="P71"/>
      <text:p text:style-name="P72"><text:span text:style-name="T72_1">Desirable</text:span></text:p>
      <text:list text:style-name="LS8" xml:id="list24">
        <text:list-item>
          <text:p text:style-name="P73"><text:span text:style-name="T73_1">Identify</text:span><text:span text:style-name="T73_2"><text:s/></text:span><text:span text:style-name="T73_3">and</text:span><text:span text:style-name="T73_4"><text:s/></text:span><text:span text:style-name="T73_5">develop</text:span><text:span text:style-name="T73_6"><text:s/></text:span><text:span text:style-name="T73_7">all</text:span><text:span text:style-name="T73_8"><text:s/></text:span><text:span text:style-name="T73_9">talented</text:span><text:span text:style-name="T73_10"><text:s/></text:span><text:span text:style-name="T73_11">team</text:span><text:span text:style-name="T73_12"><text:s/></text:span><text:span text:style-name="T73_13">members</text:span><text:span text:style-name="T73_14"><text:s/></text:span><text:span text:style-name="T73_15">to</text:span><text:span text:style-name="T73_16"><text:s/></text:span><text:span text:style-name="T73_17">support</text:span><text:span text:style-name="T73_18"><text:s/></text:span><text:span text:style-name="T73_19">succession</text:span><text:span text:style-name="T73_20"><text:s/></text:span><text:span text:style-name="T73_21">planning</text:span><text:span text:style-name="T73_22">,<text:s/></text:span><text:span text:style-name="T73_23">devoting</text:span><text:span text:style-name="T73_24"><text:s/></text:span><text:span text:style-name="T73_25">time</text:span><text:span text:style-name="T73_26"><text:s/></text:span><text:span text:style-name="T73_27">to</text:span><text:span text:style-name="T73_28"><text:s/></text:span><text:span text:style-name="T73_29">coach</text:span><text:span text:style-name="T73_30">,<text:s/></text:span><text:span text:style-name="T73_31">mentor</text:span><text:span text:style-name="T73_32"><text:s/></text:span><text:span text:style-name="T73_33">and</text:span><text:span text:style-name="T73_34"><text:s/></text:span><text:span text:style-name="T73_35">develop</text:span><text:span text:style-name="T73_36"><text:s/></text:span><text:span text:style-name="T73_37">others</text:span></text:p>
        </text:list-item>
      </text:list>
      <text:p text:style-name="P74"/>
      <text:p text:style-name="P75"/>
      <text:p text:style-name="P76"><text:span text:style-name="T76_1">Specialist</text:span><text:span text:style-name="T76_2"><text:s/></text:span><text:span text:style-name="T76_3">skills</text:span><text:span text:style-name="T76_4"><text:s/></text:span><text:span text:style-name="T76_5">and</text:span><text:span text:style-name="T76_6"><text:s/></text:span><text:span text:style-name="T76_7">requirements</text:span></text:p>
      <text:p text:style-name="P77"/>
      <text:p text:style-name="P78"><text:span text:style-name="T78_1">Essential</text:span></text:p>
      <text:list text:style-name="LS9" xml:id="list25">
        <text:list-item>
          <text:p text:style-name="P79"><text:span text:style-name="T79_1">Experienced</text:span><text:span text:style-name="T79_2"><text:s/></text:span><text:span text:style-name="T79_3">in</text:span><text:span text:style-name="T79_4"><text:s/></text:span><text:span text:style-name="T79_5">analysing</text:span><text:span text:style-name="T79_6"><text:s/></text:span><text:span text:style-name="T79_7">digital</text:span><text:span text:style-name="T79_8"><text:s/>/<text:s/></text:span><text:span text:style-name="T79_9">web</text:span><text:span text:style-name="T79_10"><text:s/></text:span><text:span text:style-name="T79_11">services</text:span><text:span text:style-name="T79_12"><text:s/></text:span><text:span text:style-name="T79_13">in</text:span><text:span text:style-name="T79_14"><text:s/></text:span><text:span text:style-name="T79_15">a</text:span><text:span text:style-name="T79_16"><text:s/></text:span><text:span text:style-name="T79_17">fast</text:span><text:span text:style-name="T79_18"><text:s/></text:span><text:span text:style-name="T79_19">paced</text:span><text:span text:style-name="T79_20"><text:s/></text:span><text:span text:style-name="T79_21">environment</text:span></text:p>
        </text:list-item>
        <text:list-item>
          <text:p text:style-name="P80"><text:span text:style-name="T80_1">A</text:span><text:span text:style-name="T80_2"><text:s/></text:span><text:span text:style-name="T80_3">strong</text:span><text:span text:style-name="T80_4"><text:s/></text:span><text:span text:style-name="T80_5">understanding</text:span><text:span text:style-name="T80_6"><text:s/></text:span><text:span text:style-name="T80_7">of</text:span><text:span text:style-name="T80_8"><text:s/></text:span><text:span text:style-name="T80_9">Agile</text:span><text:span text:style-name="T80_10"><text:s/></text:span><text:span text:style-name="T80_11">and</text:span><text:span text:style-name="T80_12"><text:s/></text:span><text:span text:style-name="T80_13">Waterfall</text:span><text:span text:style-name="T80_14"><text:s/></text:span><text:span text:style-name="T80_15">Project</text:span><text:span text:style-name="T80_16"><text:s/></text:span><text:span text:style-name="T80_17">Management</text:span><text:span text:style-name="T80_18"><text:s/></text:span><text:span text:style-name="T80_19">delivery</text:span><text:span text:style-name="T80_20"><text:s/></text:span><text:span text:style-name="T80_21">methodologies</text:span></text:p>
        </text:list-item>
        <text:list-item>
          <text:p text:style-name="P81"><text:span text:style-name="T81_1">Experienced</text:span><text:span text:style-name="T81_2"><text:s/></text:span><text:span text:style-name="T81_3">in</text:span><text:span text:style-name="T81_4"><text:s/></text:span><text:span text:style-name="T81_5">business</text:span><text:span text:style-name="T81_6"><text:s/></text:span><text:span text:style-name="T81_7">change</text:span><text:span text:style-name="T81_8">,<text:s/></text:span><text:span text:style-name="T81_9">rationalisation</text:span><text:span text:style-name="T81_10"><text:s/></text:span><text:span text:style-name="T81_11">and</text:span><text:span text:style-name="T81_12"><text:s/></text:span><text:span text:style-name="T81_13">transformation</text:span><text:span text:style-name="T81_14">.</text:span></text:p>
        </text:list-item>
        <text:list-item>
          <text:p text:style-name="P82"><text:span text:style-name="T82_1">Experience</text:span><text:span text:style-name="T82_2"><text:s/></text:span><text:span text:style-name="T82_3">of</text:span><text:span text:style-name="T82_4"><text:s/></text:span><text:span text:style-name="T82_5">open</text:span><text:span text:style-name="T82_6"><text:s/></text:span><text:span text:style-name="T82_7">source</text:span><text:span text:style-name="T82_8"><text:s/></text:span><text:span text:style-name="T82_9">and</text:span><text:span text:style-name="T82_10"><text:s/></text:span><text:span text:style-name="T82_11">cloud</text:span><text:span text:style-name="T82_12"><text:s/></text:span><text:span text:style-name="T82_13">technologies</text:span><text:span text:style-name="T82_14"><text:s/></text:span><text:span text:style-name="T82_15">and</text:span><text:span text:style-name="T82_16"><text:s/></text:span><text:span text:style-name="T82_17">their</text:span><text:span text:style-name="T82_18"><text:s/></text:span><text:span text:style-name="T82_19">sourcing</text:span><text:span text:style-name="T82_20">.</text:span></text:p>
        </text:list-item>
      </text:list>
      <text:p text:style-name="P83"><text:span text:style-name="T83_1"><text:line-break/></text:span><text:span text:style-name="T83_2">Desirable</text:span></text:p>
      <text:list text:style-name="LS10" xml:id="list29">
        <text:list-item>
          <text:p text:style-name="P84"><text:span text:style-name="T84_1">Previous</text:span><text:span text:style-name="T84_2"><text:s/></text:span><text:span text:style-name="T84_3">experience</text:span><text:span text:style-name="T84_4"><text:s/></text:span><text:span text:style-name="T84_5">in</text:span><text:span text:style-name="T84_6"><text:s/></text:span><text:span text:style-name="T84_7">setting</text:span><text:span text:style-name="T84_8"><text:s/></text:span><text:span text:style-name="T84_9">up</text:span><text:span text:style-name="T84_10"><text:s/></text:span><text:span text:style-name="T84_11">a</text:span><text:span text:style-name="T84_12"><text:s/></text:span><text:span text:style-name="T84_13">Programme</text:span><text:span text:style-name="T84_14"><text:s/></text:span><text:span text:style-name="T84_15">management</text:span><text:span text:style-name="T84_16"><text:s/></text:span><text:span text:style-name="T84_17">office</text:span><text:span text:style-name="T84_1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45cm" fo:padding-left="0cm" fo:margin-left="1.251cm" fo:padding-right="0cm" fo:margin-right="1.75cm"/>
      <style:header-style>
        <style:header-footer-properties fo:min-height="0.252cm" fo:margin-bottom="0.252cm" style:dynamic-spacing="true"/>
      </style:header-style>
    </style:page-layout>
    <style:style style:name="P1" style:family="paragraph" style:parent-style-name="Standard" style:master-page-name="Standard">
      <style:paragraph-properties fo:break-before="auto" fo:text-indent="0cm" fo:line-height="100%" fo:margin-top="0cm" fo:margin-bottom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